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opiedFileSelector.isSelected( File basedir , String filename ,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copiedFileSelector.setParameters( Parameter [ ]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ncopiedFileSelector.UncopiedFil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copiedFileSelector.setConfigFile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copiedFileSelector.verify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copiedFileSelector.readConfi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ncopiedFileSele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